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Helvetica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P3" style:family="paragraph" style:parent-style-name="Text_20_body" style:list-style-name="L1">
      <style:paragraph-properties fo:margin-top="0in" fo:margin-bottom="0in" loext:contextual-spacing="false" fo:orphans="2" fo:widows="2"/>
      <style:text-properties officeooo:paragraph-rsid="0009df5c"/>
    </style:style>
    <style:style style:name="P4" style:family="paragraph" style:parent-style-name="Text_20_body" style:list-style-name="L1">
      <style:paragraph-properties fo:margin-left="0in" fo:margin-right="0in" fo:margin-top="0in" fo:margin-bottom="0.1563in" loext:contextual-spacing="false" fo:line-height="172%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.1563in" loext:contextual-spacing="false" fo:line-height="172%" fo:orphans="2" fo:widows="2" fo:text-indent="0in" style:auto-text-indent="false"/>
      <style:text-properties officeooo:paragraph-rsid="00047b3f"/>
    </style:style>
    <style:style style:name="P6" style:family="paragraph" style:parent-style-name="Text_20_body" style:list-style-name="L1">
      <style:paragraph-properties fo:margin-left="0in" fo:margin-right="0in" fo:margin-top="0in" fo:margin-bottom="0.1563in" loext:contextual-spacing="false" fo:line-height="172%" fo:orphans="2" fo:widows="2" fo:text-indent="0in" style:auto-text-indent="false"/>
      <style:text-properties officeooo:paragraph-rsid="000ba668"/>
    </style:style>
    <style:style style:name="P7" style:family="paragraph" style:parent-style-name="Text_20_body" style:list-style-name="L1">
      <style:paragraph-properties fo:margin-left="0in" fo:margin-right="0in" fo:margin-top="0in" fo:margin-bottom="0.1563in" loext:contextual-spacing="false" fo:line-height="172%" fo:orphans="2" fo:widows="2" fo:text-indent="0in" style:auto-text-indent="false"/>
      <style:text-properties fo:font-variant="normal" fo:text-transform="none" fo:color="#333333" style:font-name="Helvetica" fo:font-size="13.5pt" fo:letter-spacing="normal" fo:font-style="normal" fo:font-weight="normal"/>
    </style:style>
    <style:style style:name="P8" style:family="paragraph" style:parent-style-name="Heading_20_2">
      <style:text-properties fo:font-variant="normal" fo:text-transform="none" fo:color="#333333" style:font-name="Helvetica" fo:font-size="33pt" fo:letter-spacing="normal" fo:font-style="normal" fo:font-weight="bold"/>
    </style:style>
    <style:style style:name="T1" style:family="text">
      <style:text-properties fo:font-variant="normal" fo:text-transform="none" fo:color="#c7254e" style:font-name="Monaco" fo:font-size="11.25pt" fo:letter-spacing="normal" fo:font-style="normal" fo:font-weight="normal" fo:background-color="#f9f2f4" loext:char-shading-value="0" loext:padding="0in" loext:border="none"/>
    </style:style>
    <style:style style:name="T2" style:family="text">
      <style:text-properties fo:font-variant="normal" fo:text-transform="none" fo:color="#c7254e" style:font-name="Monaco" fo:font-size="11.25pt" fo:letter-spacing="normal" fo:font-style="normal" fo:font-weight="normal" officeooo:rsid="00047b3f" fo:background-color="#f9f2f4" loext:char-shading-value="0" loext:padding="0in" loext:border="none"/>
    </style:style>
    <style:style style:name="T3" style:family="text">
      <style:text-properties fo:font-variant="normal" fo:text-transform="none" fo:color="#c7254e" style:font-name="Monaco" fo:font-size="11.25pt" fo:letter-spacing="normal" fo:font-style="normal" fo:font-weight="normal" officeooo:rsid="00073ae0" fo:background-color="#f9f2f4" loext:char-shading-value="0" loext:padding="0in" loext:border="none"/>
    </style:style>
    <style:style style:name="T4" style:family="text">
      <style:text-properties fo:font-variant="normal" fo:text-transform="none" fo:color="#c7254e" style:font-name="Monaco" fo:font-size="11.25pt" fo:letter-spacing="normal" fo:font-style="normal" fo:font-weight="normal" officeooo:rsid="0008dc3c" fo:background-color="#f9f2f4" loext:char-shading-value="0" loext:padding="0in" loext:border="none"/>
    </style:style>
    <style:style style:name="T5" style:family="text">
      <style:text-properties fo:font-variant="normal" fo:text-transform="none" fo:color="#c7254e" style:font-name="Monaco" fo:font-size="11.25pt" fo:letter-spacing="normal" fo:font-style="normal" fo:font-weight="normal" officeooo:rsid="0008e22e" fo:background-color="#f9f2f4" loext:char-shading-value="0" loext:padding="0in" loext:border="none"/>
    </style:style>
    <style:style style:name="T6" style:family="text">
      <style:text-properties fo:font-variant="normal" fo:text-transform="none" fo:color="#c7254e" style:font-name="Monaco" fo:font-size="11.25pt" fo:letter-spacing="normal" fo:font-style="normal" fo:font-weight="normal" officeooo:rsid="000ba668" fo:background-color="#f9f2f4" loext:char-shading-value="0" loext:padding="0in" loext:border="none"/>
    </style:style>
    <style:style style:name="T7" style:family="text">
      <style:text-properties fo:font-variant="normal" fo:text-transform="none" fo:color="#c7254e" style:font-name="Monaco" fo:font-size="11.25pt" fo:letter-spacing="normal" fo:font-style="normal" fo:font-weight="normal" officeooo:rsid="000f4c03" fo:background-color="#f9f2f4" loext:char-shading-value="0" loext:padding="0in" loext:border="none"/>
    </style:style>
    <style:style style:name="T8" style:family="text">
      <style:text-properties fo:font-variant="normal" fo:text-transform="none" fo:color="#c7254e" style:font-name="Monaco" fo:font-size="11.25pt" fo:letter-spacing="normal" fo:font-style="normal" fo:font-weight="bold" fo:background-color="#f9f2f4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c7254e" style:font-name="Monaco" fo:font-size="11.25pt" fo:letter-spacing="normal" fo:font-style="normal" fo:font-weight="bold" officeooo:rsid="00047b3f" fo:background-color="#f9f2f4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color="#c7254e" style:font-name="Monaco" fo:font-size="11.25pt" fo:letter-spacing="normal" fo:font-style="normal" fo:font-weight="bold" officeooo:rsid="0008dc3c" fo:background-color="#f9f2f4" loext:char-shading-value="0" style:font-weight-asian="bold" style:font-weight-complex="bold" loext:padding="0in" loext:border="none"/>
    </style:style>
    <style:style style:name="T11" style:family="text">
      <style:text-properties fo:font-variant="normal" fo:text-transform="none" fo:color="#c7254e" style:font-name="Monaco" fo:font-size="11.25pt" fo:letter-spacing="normal" fo:font-style="normal" fo:font-weight="bold" officeooo:rsid="00073ae0" fo:background-color="#f9f2f4" loext:char-shading-value="0" style:font-weight-asian="bold" style:font-weight-complex="bold" loext:padding="0in" loext:border="none"/>
    </style:style>
    <style:style style:name="T12" style:family="text">
      <style:text-properties fo:font-variant="normal" fo:text-transform="none" fo:color="#333333" style:font-name="Helvetica" fo:font-size="13.5pt" fo:letter-spacing="normal" fo:font-style="normal" fo:font-weight="normal"/>
    </style:style>
    <style:style style:name="T13" style:family="text">
      <style:text-properties fo:font-variant="normal" fo:text-transform="none" fo:color="#333333" style:font-name="Helvetica" fo:font-size="13.5pt" fo:letter-spacing="normal" fo:font-style="normal" fo:font-weight="normal" officeooo:rsid="00065cb3"/>
    </style:style>
    <style:style style:name="T14" style:family="text">
      <style:text-properties fo:font-variant="normal" fo:text-transform="none" fo:color="#3333ff" style:font-name="Monaco" fo:font-size="11.25pt" fo:letter-spacing="normal" fo:font-style="normal" fo:font-weight="normal" fo:background-color="#f9f2f4" loext:char-shading-value="0" loext:padding="0in" loext:border="none"/>
    </style:style>
    <style:style style:name="T15" style:family="text">
      <style:text-properties fo:font-variant="normal" fo:text-transform="none" fo:color="#3333ff" style:font-name="Monaco" fo:font-size="11.25pt" fo:letter-spacing="normal" fo:font-style="normal" fo:font-weight="normal" officeooo:rsid="0008e22e" fo:background-color="#f9f2f4" loext:char-shading-value="0" loext:padding="0in" loext:border="none"/>
    </style:style>
    <style:style style:name="T16" style:family="text">
      <style:text-properties fo:font-variant="normal" fo:text-transform="none" fo:color="#3333ff" style:font-name="Monaco" fo:font-size="11.25pt" fo:letter-spacing="normal" fo:font-style="normal" fo:font-weight="normal" officeooo:rsid="000ba668" fo:background-color="#f9f2f4" loext:char-shading-value="0" loext:padding="0in" loext:border="none"/>
    </style:style>
    <style:style style:name="T17" style:family="text">
      <style:text-properties fo:font-variant="normal" fo:text-transform="none" fo:color="#3333ff" style:font-name="Monaco" fo:font-size="11.25pt" fo:letter-spacing="normal" fo:font-style="normal" fo:font-weight="bold" fo:background-color="#f9f2f4" loext:char-shading-value="0" style:font-weight-asian="bold" style:font-weight-complex="bold" loext:padding="0in" loext:border="none"/>
    </style:style>
    <style:style style:name="T18" style:family="text">
      <style:text-properties fo:font-variant="normal" fo:text-transform="none" fo:color="#3333ff" style:font-name="Monaco" fo:font-size="11.25pt" fo:letter-spacing="normal" fo:font-style="normal" fo:font-weight="bold" officeooo:rsid="00047b3f" fo:background-color="#f9f2f4" loext:char-shading-value="0" style:font-weight-asian="bold" style:font-weight-complex="bold" loext:padding="0in" loext:border="none"/>
    </style:style>
    <style:style style:name="T19" style:family="text">
      <style:text-properties fo:font-variant="normal" fo:text-transform="none" fo:color="#3333ff" style:font-name="Monaco" fo:font-size="11.25pt" fo:letter-spacing="normal" fo:font-style="normal" fo:font-weight="bold" officeooo:rsid="0008dc3c" fo:background-color="#f9f2f4" loext:char-shading-value="0" style:font-weight-asian="bold" style:font-weight-complex="bold" loext:padding="0in" loext:border="none"/>
    </style:style>
    <style:style style:name="T20" style:family="text">
      <style:text-properties fo:font-variant="normal" fo:text-transform="none" fo:color="#3333ff" style:font-name="Monaco" fo:font-size="11.25pt" fo:letter-spacing="normal" fo:font-style="normal" fo:font-weight="bold" officeooo:rsid="0008e22e" fo:background-color="#f9f2f4" loext:char-shading-value="0" style:font-weight-asian="bold" style:font-weight-complex="bold" loext:padding="0in" loext:border="none"/>
    </style:style>
    <style:style style:name="T21" style:family="text">
      <style:text-properties fo:font-variant="normal" fo:text-transform="none" fo:color="#3333ff" style:font-name="Monaco" fo:font-size="11.25pt" fo:letter-spacing="normal" fo:font-style="normal" fo:font-weight="bold" officeooo:rsid="00073ae0" fo:background-color="#f9f2f4" loext:char-shading-value="0" style:font-weight-asian="bold" style:font-weight-complex="bold" loext:padding="0in" loext:border="none"/>
    </style:style>
    <style:style style:name="T22" style:family="text">
      <style:text-properties fo:font-variant="normal" fo:text-transform="none" fo:color="#3333ff" style:font-name="Monaco" fo:font-size="11.25pt" fo:letter-spacing="normal" fo:font-style="normal" fo:font-weight="bold" officeooo:rsid="000ba668" fo:background-color="#f9f2f4" loext:char-shading-value="0" style:font-weight-asian="bold" style:font-weight-complex="bold" loext:padding="0in" loext:border="none"/>
    </style:style>
    <style:style style:name="T23" style:family="text">
      <style:text-properties fo:font-variant="normal" fo:text-transform="none" fo:color="#3333ff" style:font-name="Helvetica" fo:font-size="13.5pt" fo:letter-spacing="normal" fo:font-style="normal" fo:font-weight="bold" fo:background-color="#f9f2f4" loext:char-shading-value="0" style:font-weight-asian="bold" style:font-weight-complex="bold" loext:padding="0in" loext:border="none"/>
    </style:style>
    <style:style style:name="T24" style:family="text">
      <style:text-properties fo:font-variant="normal" fo:text-transform="none" fo:color="#3333ff" style:font-name="Helvetica" fo:font-size="13.5pt" fo:letter-spacing="normal" fo:font-style="normal" fo:font-weight="bold" officeooo:rsid="00087c35" fo:background-color="#f9f2f4" loext:char-shading-value="0" style:font-weight-asian="bold" style:font-weight-complex="bold" loext:padding="0in" loext:border="none"/>
    </style:style>
    <style:style style:name="T25" style:family="text">
      <style:text-properties fo:font-variant="normal" fo:text-transform="none" fo:color="#3333ff" style:font-name="Helvetica" fo:font-size="13.5pt" fo:letter-spacing="normal" fo:font-style="normal" fo:font-weight="bold" officeooo:rsid="0008dc3c" fo:background-color="#f9f2f4" loext:char-shading-value="0" style:font-weight-asian="bold" style:font-weight-complex="bold" loext:padding="0in" loext:border="none"/>
    </style:style>
    <style:style style:name="T26" style:family="text">
      <style:text-properties fo:font-variant="normal" fo:text-transform="none" fo:color="#ff3333" style:font-name="Helvetica" fo:font-size="13.5pt" fo:letter-spacing="normal" fo:font-style="normal" fo:font-weight="normal" fo:background-color="#f9f2f4" loext:char-shading-value="0" loext:padding="0in" loext:border="none"/>
    </style:style>
    <style:style style:name="T27" style:family="text">
      <style:text-properties fo:font-variant="normal" fo:text-transform="none" fo:color="#ff3333" style:font-name="Helvetica" fo:font-size="13.5pt" fo:letter-spacing="normal" fo:font-style="normal" fo:font-weight="normal" officeooo:rsid="00087c35" fo:background-color="#f9f2f4" loext:char-shading-value="0" loext:padding="0in" loext:border="none"/>
    </style:style>
    <style:style style:name="T28" style:family="text">
      <style:text-properties fo:font-variant="normal" fo:text-transform="none" fo:color="#ff3333" style:font-name="Helvetica" fo:font-size="13.5pt" fo:letter-spacing="normal" fo:font-style="normal" fo:font-weight="normal" officeooo:rsid="0008dc3c" fo:background-color="#f9f2f4" loext:char-shading-value="0" loext:padding="0in" loext:border="none"/>
    </style:style>
    <style:style style:name="T29" style:family="text">
      <style:text-properties fo:font-variant="normal" fo:text-transform="none" fo:color="#ff3333" style:font-name="Helvetica" fo:font-size="13.5pt" fo:letter-spacing="normal" fo:font-style="normal" fo:font-weight="bold" fo:background-color="#f9f2f4" loext:char-shading-value="0" style:font-weight-asian="bold" style:font-weight-complex="bold" loext:padding="0in" loext:border="none"/>
    </style:style>
    <style:style style:name="T30" style:family="text">
      <style:text-properties fo:font-variant="normal" fo:text-transform="none" fo:color="#ff3333" style:font-name="Helvetica" fo:font-size="13.5pt" fo:letter-spacing="normal" fo:font-style="normal" fo:font-weight="bold" officeooo:rsid="00087c35" fo:background-color="#f9f2f4" loext:char-shading-value="0" style:font-weight-asian="bold" style:font-weight-complex="bold" loext:padding="0in" loext:border="none"/>
    </style:style>
    <style:style style:name="T31" style:family="text">
      <style:text-properties fo:font-variant="normal" fo:text-transform="none" fo:color="#ff3333" style:font-name="Helvetica" fo:font-size="13.5pt" fo:letter-spacing="normal" fo:font-style="normal" fo:font-weight="bold" officeooo:rsid="0008dc3c" fo:background-color="#f9f2f4" loext:char-shading-value="0" style:font-weight-asian="bold" style:font-weight-complex="bold" loext:padding="0in" loext:border="none"/>
    </style:style>
    <style:style style:name="T32" style:family="text">
      <style:text-properties officeooo:rsid="00047b3f"/>
    </style:style>
    <style:style style:name="T33" style:family="text">
      <style:text-properties officeooo:rsid="00065cb3"/>
    </style:style>
    <style:style style:name="T34" style:family="text">
      <style:text-properties fo:color="#ff3333"/>
    </style:style>
    <style:style style:name="T35" style:family="text">
      <style:text-properties fo:color="#ff3333" officeooo:rsid="00087c35"/>
    </style:style>
    <style:style style:name="T36" style:family="text">
      <style:text-properties fo:color="#ff3333" officeooo:rsid="0008dc3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47b3f" style:font-weight-asian="bold" style:font-weight-complex="bold"/>
    </style:style>
    <style:style style:name="T39" style:family="text">
      <style:text-properties fo:color="#3333ff" fo:font-weight="bold" style:font-weight-asian="bold" style:font-weight-complex="bold"/>
    </style:style>
    <style:style style:name="T40" style:family="text">
      <style:text-properties fo:color="#3333ff" fo:font-weight="bold" officeooo:rsid="00047b3f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9638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Technical Specification</text:h>
      <text:list xml:id="list3618100429558883116" text:style-name="L1">
        <text:list-header>
          <text:p text:style-name="P5"><text:span text:style-name="Source_20_Text"><text:span text:style-name="T2"/></text:span></text:p>
        </text:list-header>
        <text:list-item>
          <text:p text:style-name="P4"><text:span text:style-name="Source_20_Text"><text:span text:style-name="T1">GET /</text:span></text:span><text:span text:style-name="Source_20_Text"><text:span text:style-name="T14"> </text:span></text:span><text:span text:style-name="Source_20_Text"><text:span text:style-name="T17">- </text:span></text:span><text:span text:style-name="Source_20_Text"><text:span text:style-name="T18">Skipped this </text:span></text:span><text:span text:style-name="Source_20_Text"><text:span text:style-name="T19">on purpose</text:span></text:span><text:span text:style-name="Source_20_Text"><text:span text:style-name="T18">, need to confirm why there is no splash page. </text:span></text:span><text:span text:style-name="Source_20_Text"><text:span text:style-name="T19">This would make the header of a non logged in user useless as they will never see the login or registration screen.</text:span></text:span></text:p>
          <text:list>
            <text:list-item>
              <text:p text:style-name="P1">if user is logged in:</text:p>
              <text:list>
                <text:list-item>
                  <text:p text:style-name="P2"><text:span text:style-name="T12">redirect -&gt; </text:span><text:span text:style-name="Source_20_Text"><text:span text:style-name="T1">/urls</text:span></text:span></text:p>
                </text:list-item>
              </text:list>
            </text:list-item>
            <text:list-item>
              <text:p text:style-name="P1">if user is not logged in:</text:p>
              <text:list>
                <text:list-item>
                  <text:p text:style-name="P2"><text:span text:style-name="T12">redirect -&gt; </text:span><text:span text:style-name="Source_20_Text"><text:span text:style-name="T1">/login</text:span></text:span></text:p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GET /urls - </text:span></text:span><text:span text:style-name="Source_20_Text"><text:span text:style-name="T18">working</text:span></text:span></text:p>
          <text:list>
            <text:list-item>
              <text:p text:style-name="P1">if user is not logged in: <text:s/>- <text:span text:style-name="T32">working</text:span></text:p>
              <text:list>
                <text:list-item>
                  <text:p text:style-name="P2"><text:span text:style-name="T12">returns a 401 response, HTML with a relevant error message and a link to </text:span><text:span text:style-name="Source_20_Text"><text:span text:style-name="T1">/login</text:span></text:span></text:p>
                </text:list-item>
              </text:list>
            </text:list-item>
            <text:list-item>
              <text:p text:style-name="P1">if user is logged in: -<text:span text:style-name="T32">working</text:span></text:p>
              <text:list>
                <text:list-item>
                  <text:p text:style-name="P1">returns a 200 response, HTML with:</text:p>
                </text:list-item>
                <text:list-item>
                  <text:p text:style-name="P1">the site header (see below)</text:p>
                </text:list-item>
                <text:list-item>
                  <text:p text:style-name="P1">a table of urls the user has created, each row:</text:p>
                  <text:list>
                    <text:list-item>
                      <text:p text:style-name="P1">short url</text:p>
                    </text:list-item>
                    <text:list-item>
                      <text:p text:style-name="P1">long url</text:p>
                    </text:list-item>
                    <text:list-item>
                      <text:p text:style-name="P2"><text:span text:style-name="T12">edit button -&gt; </text:span><text:span text:style-name="Source_20_Text"><text:span text:style-name="T1">GET /urls/:id</text:span></text:span></text:p>
                    </text:list-item>
                    <text:list-item>
                      <text:p text:style-name="P2"><text:span text:style-name="T12">delete button -&gt; </text:span><text:span text:style-name="Source_20_Text"><text:span text:style-name="T1">POST /urls/:id/delete </text:span></text:span></text:p>
                    </text:list-item>
                    <text:list-item>
                      <text:p text:style-name="P1">date created (stretch)</text:p>
                    </text:list-item>
                    <text:list-item>
                      <text:p text:style-name="P1">number of visits (stretch)</text:p>
                    </text:list-item>
                    <text:list-item>
                      <text:p text:style-name="P1">number of unique visits (stretch)</text:p>
                    </text:list-item>
                  </text:list>
                </text:list-item>
                <text:list-item>
                  <text:p text:style-name="P2"><text:span text:style-name="T12">a link to "Create a New Short Link" -&gt; </text:span><text:span text:style-name="Source_20_Text"><text:span text:style-name="T1">/urls/new – </text:span></text:span><text:span text:style-name="Source_20_Text"><text:span text:style-name="T18">working and extra, </text:span></text:span><text:span text:style-name="Source_20_Text"><text:span text:style-name="T19">have a nav bar in header</text:span></text:span></text:p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GET /urls/new - </text:span></text:span><text:span text:style-name="Source_20_Text"><text:span text:style-name="T18">working</text:span></text:span></text:p>
          <text:list>
            <text:list-item>
              <text:p text:style-name="P1">if user is not logged in: <text:span text:style-name="T32">working -working</text:span></text:p>
              <text:list>
                <text:list-item>
                  <text:p text:style-name="P1"><text:soft-page-break/>returns a 401 response, HTML with:</text:p>
                </text:list-item>
                <text:list-item>
                  <text:p text:style-name="P1">error message</text:p>
                </text:list-item>
                <text:list-item>
                  <text:p text:style-name="P2"><text:span text:style-name="T12">a link to </text:span><text:span text:style-name="Source_20_Text"><text:span text:style-name="T1">/login</text:span></text:span></text:p>
                </text:list-item>
              </text:list>
            </text:list-item>
            <text:list-item>
              <text:p text:style-name="P1">if user is logged in: <text:span text:style-name="T32">=working</text:span></text:p>
              <text:list>
                <text:list-item>
                  <text:p text:style-name="P1">returns a 200 response, HTML with:</text:p>
                </text:list-item>
                <text:list-item>
                  <text:p text:style-name="P1">the site header (see below)</text:p>
                </text:list-item>
                <text:list-item>
                  <text:p text:style-name="P1">a form, which contains:</text:p>
                  <text:list>
                    <text:list-item>
                      <text:p text:style-name="P1">text input field for the original URL</text:p>
                    </text:list-item>
                    <text:list-item>
                      <text:p text:style-name="P2"><text:span text:style-name="T12">submit button -&gt; </text:span><text:span text:style-name="Source_20_Text"><text:span text:style-name="T1">POST /urls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GET /urls/:id </text:span></text:span><text:span text:style-name="Source_20_Text"><text:span text:style-name="T14">- </text:span></text:span><text:span text:style-name="Source_20_Text"><text:span text:style-name="T21">WORKING</text:span></text:span></text:p>
          <text:list>
            <text:list-item>
              <text:p text:style-name="P2"><text:span text:style-name="T12">if url w/ </text:span><text:span text:style-name="Source_20_Text"><text:span text:style-name="T1">:id</text:span></text:span><text:span text:style-name="T12"> does not exist: - </text:span><text:span text:style-name="T13">done</text:span></text:p>
              <text:list>
                <text:list-item>
                  <text:p text:style-name="P1">returns a 404 response, HTML with a relevant error message</text:p>
                </text:list-item>
              </text:list>
            </text:list-item>
            <text:list-item>
              <text:p text:style-name="P1">if user is not logged in: -<text:span text:style-name="T33">done</text:span></text:p>
              <text:list>
                <text:list-item>
                  <text:p text:style-name="P2"><text:span text:style-name="T12">returns a 401 response, HTML with a relevant error message and a link to </text:span><text:span text:style-name="Source_20_Text"><text:span text:style-name="T1">/login</text:span></text:span></text:p>
                </text:list-item>
              </text:list>
            </text:list-item>
            <text:list-item>
              <text:p text:style-name="P1">if logged in user does not match the user that owns this url:</text:p>
              <text:list>
                <text:list-item>
                  <text:p text:style-name="P1">returns a 403 response, HTML with a relevant error message</text:p>
                </text:list-item>
              </text:list>
            </text:list-item>
            <text:list-item>
              <text:p text:style-name="P1">if all is well:</text:p>
              <text:list>
                <text:list-item>
                  <text:p text:style-name="P1">returns a 200 response, HTML with:</text:p>
                </text:list-item>
                <text:list-item>
                  <text:p text:style-name="P1">the short url</text:p>
                </text:list-item>
                <text:list-item>
                  <text:p text:style-name="P1">date created (stretch)</text:p>
                </text:list-item>
                <text:list-item>
                  <text:p text:style-name="P1">number of visits (stretch)</text:p>
                </text:list-item>
                <text:list-item>
                  <text:p text:style-name="P1">number of unique visits (stretch)</text:p>
                </text:list-item>
                <text:list-item>
                  <text:p text:style-name="P1">a form, which contains:</text:p>
                  <text:list>
                    <text:list-item>
                      <text:p text:style-name="P1">the long url</text:p>
                    </text:list-item>
                    <text:list-item>
                      <text:p text:style-name="P2"><text:span text:style-name="T12">"update" button -&gt; </text:span><text:span text:style-name="Source_20_Text"><text:span text:style-name="T1">POST /urls/:id</text:span></text:span></text:p>
                    </text:list-item>
                    <text:list-item>
                      <text:p text:style-name="P2"><text:span text:style-name="T12">"delete" button -&gt; </text:span><text:span text:style-name="Source_20_Text"><text:span text:style-name="T1">POST /urls/:id/delete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GET /u/:id - </text:span></text:span><text:span text:style-name="Source_20_Text"><text:span text:style-name="T21">working</text:span></text:span></text:p>
          <text:list>
            <text:list-item>
              <text:p text:style-name="P2"><text:span text:style-name="T12">if url with </text:span><text:span text:style-name="Source_20_Text"><text:span text:style-name="T1">:id</text:span></text:span><text:span text:style-name="T12"> exists:</text:span></text:p>
              <text:list>
                <text:list-item>
                  <text:p text:style-name="P1">redirect -&gt; the corresponding longURL</text:p>
                </text:list-item>
              </text:list>
            </text:list-item>
            <text:list-item>
              <text:p text:style-name="P1">otherwise:</text:p>
              <text:list>
                <text:list-item>
                  <text:p text:style-name="P1"><text:soft-page-break/>returns a 404 response, HTML with a relevant error message</text:p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POST /urls -</text:span></text:span><text:span text:style-name="Source_20_Text"><text:span text:style-name="T17"> </text:span></text:span><text:span text:style-name="Source_20_Text"><text:span text:style-name="T21">working</text:span></text:span></text:p>
          <text:list>
            <text:list-item>
              <text:p text:style-name="P1">if user is logged in:</text:p>
              <text:list>
                <text:list-item>
                  <text:p text:style-name="P1">generates a shortURL, saves the link and associates it with the user</text:p>
                </text:list-item>
                <text:list-item>
                  <text:p text:style-name="P2"><text:span text:style-name="T12">redirect -&gt; </text:span><text:span text:style-name="Source_20_Text"><text:span text:style-name="T1">/urls/:id</text:span></text:span></text:p>
                </text:list-item>
              </text:list>
            </text:list-item>
            <text:list-item>
              <text:p text:style-name="P1">if user is not logged in:</text:p>
              <text:list>
                <text:list-item>
                  <text:p text:style-name="P2"><text:span text:style-name="T12">returns a 401 response, HTML with a relevant error message and a link to </text:span><text:span text:style-name="Source_20_Text"><text:span text:style-name="T1">/login</text:span></text:span></text:p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POST /urls/:id </text:span></text:span><text:span text:style-name="Source_20_Text"><text:span text:style-name="T14">-</text:span></text:span><text:span text:style-name="Source_20_Text"><text:span text:style-name="T19">working</text:span></text:span></text:p>
          <text:list>
            <text:list-item>
              <text:p text:style-name="P2"><text:span text:style-name="T12">if url with </text:span><text:span text:style-name="Source_20_Text"><text:span text:style-name="T1">:id</text:span></text:span><text:span text:style-name="T12"> does not exist:</text:span></text:p>
              <text:list>
                <text:list-item>
                  <text:p text:style-name="P1">returns a 404 response, HTML with a relevant error message</text:p>
                </text:list-item>
              </text:list>
            </text:list-item>
            <text:list-item>
              <text:p text:style-name="P1">if user is not logged in:</text:p>
              <text:list>
                <text:list-item>
                  <text:p text:style-name="P2"><text:span text:style-name="T12">returns a 401 response, HTML with a relevant error message and a link to </text:span><text:span text:style-name="Source_20_Text"><text:span text:style-name="T1">/login</text:span></text:span></text:p>
                </text:list-item>
              </text:list>
            </text:list-item>
            <text:list-item>
              <text:p text:style-name="P1">if user does not match the url owner:</text:p>
              <text:list>
                <text:list-item>
                  <text:p text:style-name="P1">returns a 403 response, HTML with a relevant error message</text:p>
                </text:list-item>
              </text:list>
            </text:list-item>
            <text:list-item>
              <text:p text:style-name="P1">if all is well:<text:span text:style-name="T34"> </text:span></text:p>
              <text:list>
                <text:list-item>
                  <text:p text:style-name="P1">updates the url</text:p>
                </text:list-item>
                <text:list-item>
                  <text:p text:style-name="P3"><text:span text:style-name="T12">redirect -&gt; </text:span><text:span text:style-name="Source_20_Text"><text:span text:style-name="T1">/urls/:id </text:span></text:span><text:span text:style-name="Source_20_Text"><text:span text:style-name="T26">-</text:span></text:span><text:span text:style-name="Source_20_Text"><text:span text:style-name="T23">-- </text:span></text:span><text:span text:style-name="Source_20_Text"><text:span text:style-name="T24">dont agree wit this, why would I want to look at my url again after I update it, </text:span></text:span><text:span text:style-name="Source_20_Text"><text:span text:style-name="T25">I would want to see the list of all URLs. I implemented this but I originally had it redirect to /urls/</text:span></text:span></text:p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GET /login -</text:span></text:span><text:span text:style-name="Source_20_Text"><text:span text:style-name="T17"> </text:span></text:span><text:span text:style-name="Source_20_Text"><text:span text:style-name="T22">WORKING</text:span></text:span></text:p>
          <text:list>
            <text:list-item>
              <text:p text:style-name="P1">if user is logged in:</text:p>
              <text:list>
                <text:list-item>
                  <text:p text:style-name="P2"><text:span text:style-name="T12">redirect -&gt; </text:span><text:span text:style-name="Source_20_Text"><text:span text:style-name="T1">/</text:span></text:span></text:p>
                </text:list-item>
              </text:list>
            </text:list-item>
            <text:list-item>
              <text:p text:style-name="P1">if user is not logged in:</text:p>
              <text:list>
                <text:list-item>
                  <text:p text:style-name="P1">returns a 200 response, HTML with:</text:p>
                </text:list-item>
                <text:list-item>
                  <text:p text:style-name="P1">a form which contains:</text:p>
                  <text:list>
                    <text:list-item>
                      <text:p text:style-name="P1">input fields for email and password</text:p>
                    </text:list-item>
                    <text:list-item>
                      <text:p text:style-name="P2"><text:span text:style-name="T12">submit button -&gt; </text:span><text:span text:style-name="Source_20_Text"><text:span text:style-name="T1">POST /login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oft-page-break/><text:span text:style-name="Source_20_Text"><text:span text:style-name="T1">GET /register</text:span></text:span><text:span text:style-name="Source_20_Text"><text:span text:style-name="T17"> </text:span></text:span><text:span text:style-name="Source_20_Text"><text:span text:style-name="T22">WORKING</text:span></text:span></text:p>
          <text:list>
            <text:list-item>
              <text:p text:style-name="P1">if user is logged in:</text:p>
              <text:list>
                <text:list-item>
                  <text:p text:style-name="P2"><text:span text:style-name="T12">redirect -&gt; </text:span><text:span text:style-name="Source_20_Text"><text:span text:style-name="T1">/</text:span></text:span></text:p>
                </text:list-item>
              </text:list>
            </text:list-item>
            <text:list-item>
              <text:p text:style-name="P1">if user is not logged in:</text:p>
              <text:list>
                <text:list-item>
                  <text:p text:style-name="P1">returns a 200 response, HTML with:</text:p>
                </text:list-item>
                <text:list-item>
                  <text:p text:style-name="P1">a form, which contains:</text:p>
                  <text:list>
                    <text:list-item>
                      <text:p text:style-name="P1">input fields for email and password</text:p>
                    </text:list-item>
                    <text:list-item>
                      <text:p text:style-name="P2"><text:span text:style-name="T12">"register" button -&gt; </text:span><text:span text:style-name="Source_20_Text"><text:span text:style-name="T1">POST /register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Source_20_Text"><text:span text:style-name="T1">POST /register</text:span></text:span><text:span text:style-name="Source_20_Text"><text:span text:style-name="T17"> </text:span></text:span><text:span text:style-name="Source_20_Text"><text:span text:style-name="T22">WORKING</text:span></text:span></text:p>
          <text:list>
            <text:list-item>
              <text:p text:style-name="P1">if email or password are empty:</text:p>
              <text:list>
                <text:list-item>
                  <text:p text:style-name="P1">returns a 400 response, with a relevant error message</text:p>
                </text:list-item>
              </text:list>
            </text:list-item>
            <text:list-item>
              <text:p text:style-name="P1">if email already exists:</text:p>
              <text:list>
                <text:list-item>
                  <text:p text:style-name="P1">returns a 400 response, with a relevant error message</text:p>
                </text:list-item>
              </text:list>
            </text:list-item>
            <text:list-item>
              <text:p text:style-name="P1">if all is well:</text:p>
              <text:list>
                <text:list-item>
                  <text:p text:style-name="P1">creates a user</text:p>
                </text:list-item>
                <text:list-item>
                  <text:p text:style-name="P2"><text:span text:style-name="T12">encrypts their password with </text:span><text:span text:style-name="Source_20_Text"><text:span text:style-name="T1">bcrypt</text:span></text:span></text:p>
                </text:list-item>
                <text:list-item>
                  <text:p text:style-name="P1">sets a cookie</text:p>
                </text:list-item>
                <text:list-item>
                  <text:p text:style-name="P2"><text:span text:style-name="T12">redirect -&gt; </text:span><text:span text:style-name="Source_20_Text"><text:span text:style-name="T1">/</text:span></text:span></text:p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POST /login</text:span></text:span><text:span text:style-name="Source_20_Text"><text:span text:style-name="T17"> </text:span></text:span><text:span text:style-name="Source_20_Text"><text:span text:style-name="T22">WORKING</text:span></text:span></text:p>
          <text:list>
            <text:list-item>
              <text:p text:style-name="P1">if email &amp; password params match an existing user:</text:p>
              <text:list>
                <text:list-item>
                  <text:p text:style-name="P1">sets a cookie</text:p>
                </text:list-item>
                <text:list-item>
                  <text:p text:style-name="P2"><text:span text:style-name="T12">redirect -&gt; </text:span><text:span text:style-name="Source_20_Text"><text:span text:style-name="T1">/</text:span></text:span></text:p>
                </text:list-item>
              </text:list>
            </text:list-item>
            <text:list-item>
              <text:p text:style-name="P1">if they don't match:</text:p>
              <text:list>
                <text:list-item>
                  <text:p text:style-name="P1">returns a 401 response, HTML with a relevant error message</text:p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POST /logout </text:span></text:span></text:p>
          <text:list>
            <text:list-item>
              <text:p text:style-name="P1">deletes cookie</text:p>
            </text:list-item>
            <text:list-item>
              <text:p text:style-name="P2"><text:span text:style-name="T12">redirect -&gt; </text:span><text:span text:style-name="Source_20_Text"><text:span text:style-name="T1">/</text:span></text:span></text:p>
            </text:list-item>
          </text:list>
        </text:list-item>
        <text:list-item>
          <text:p text:style-name="P7">THE SITE HEADER:</text:p>
          <text:list>
            <text:list-item>
              <text:p text:style-name="P1">if a user is logged in, the header shows: <text:span text:style-name="T39">- </text:span><text:span text:style-name="T40">done with extras.</text:span></text:p>
              <text:list>
                <text:list-item>
                  <text:p text:style-name="P1"><text:soft-page-break/>user's email</text:p>
                </text:list-item>
                <text:list-item>
                  <text:p text:style-name="P2"><text:span text:style-name="T12">"My Links" link -&gt; </text:span><text:span text:style-name="Source_20_Text"><text:span text:style-name="T1">/urls</text:span></text:span></text:p>
                </text:list-item>
                <text:list-item>
                  <text:p text:style-name="P2"><text:span text:style-name="T12">logout button -&gt; </text:span><text:span text:style-name="Source_20_Text"><text:span text:style-name="T1">POST /logout</text:span></text:span></text:p>
                </text:list-item>
              </text:list>
            </text:list-item>
            <text:list-item>
              <text:p text:style-name="P1">if not logged in, the header shows: <text:span text:style-name="T39">- </text:span><text:span text:style-name="T40">When would we ever see this if there is no splash page? Every other page can only be seen if you login.</text:span></text:p>
              <text:list>
                <text:list-item>
                  <text:p text:style-name="P2"><text:span text:style-name="T12">a link to the log-in page </text:span><text:span text:style-name="Source_20_Text"><text:span text:style-name="T1">/login</text:span></text:span></text:p>
                </text:list-item>
                <text:list-item>
                  <text:p text:style-name="P2"><text:span text:style-name="T12">a link to the registration page </text:span><text:span text:style-name="Source_20_Text"><text:span text:style-name="T1">/register</text:span>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33:28.804430023</meta:creation-date>
    <dc:date>2017-02-16T18:51:13.025125561</dc:date>
    <meta:editing-duration>PT6M1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5" meta:paragraph-count="114" meta:word-count="852" meta:character-count="4025" meta:non-whitespace-character-count="3394"/>
  </office:meta>
</office:document-meta>
</file>